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SGraphics2DAdapter.PSGraphics2DAdapter( PSRenderer rende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Graphics2DAdapter.paintImage( Graphics2DImagePainter painter , RendererContext context , int x , int y , int width , int heigh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PSGraphics2DAdapter.PSGraphics2DAdapter( PSGenerator gen , boolean cli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